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emplate Matching<text:tab/>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By Noah Murad</text:p>
            <text:p>CS 88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1:38:46.573532247</meta:creation-date>
    <meta:editing-duration>PT4M49S</meta:editing-duration>
    <meta:editing-cycles>2</meta:editing-cycles>
    <meta:generator>LibreOffice/5.4.5.1$Linux_X86_64 LibreOffice_project/40m0$Build-1</meta:generator>
    <dc:date>2018-03-19T21:53:45.701480396</dc:date>
    <meta:document-statistic meta:object-count="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